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125"/>
    <style:style style:name="ce2" style:family="table-cell" style:parent-style-name="Default" style:data-style-name="N124"/>
    <style:style style:name="ce3" style:family="table-cell" style:parent-style-name="Default" style:data-style-name="N4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Bse</text:p>
          </table:table-cell>
        </table:table-row>
        <table:table-row table:style-name="ro1">
          <table:table-cell/>
          <table:table-cell office:value-type="float" office:value="30.02" calcext:value-type="float">
            <text:p>30.02</text:p>
          </table:table-cell>
          <table:table-cell office:value-type="float" office:value="29.89" calcext:value-type="float">
            <text:p>29.89</text:p>
          </table:table-cell>
          <table:table-cell table:formula="of:=([.B4]-[.B$11])^2" office:value-type="float" office:value="0.0000249999999999901" calcext:value-type="float">
            <text:p>0.000025</text:p>
          </table:table-cell>
          <table:table-cell table:formula="of:=([.C4]-[.C$11])^2" office:value-type="float" office:value="0.000899999999999855" calcext:value-type="float">
            <text:p>0.0009</text:p>
          </table:table-cell>
        </table:table-row>
        <table:table-row table:style-name="ro1">
          <table:table-cell/>
          <table:table-cell office:value-type="float" office:value="29.99" calcext:value-type="float">
            <text:p>29.99</text:p>
          </table:table-cell>
          <table:table-cell office:value-type="float" office:value="29.93" calcext:value-type="float">
            <text:p>29.93</text:p>
          </table:table-cell>
          <table:table-cell table:formula="of:=([.B5]-[.B$11])^2" office:value-type="float" office:value="0.000625000000000107" calcext:value-type="float">
            <text:p>0.000625</text:p>
          </table:table-cell>
          <table:table-cell table:formula="of:=([.C5]-[.C$11])^2" office:value-type="float" office:value="0.000100000000000031" calcext:value-type="float">
            <text:p>0.0001</text:p>
          </table:table-cell>
        </table:table-row>
        <table:table-row table:style-name="ro1">
          <table:table-cell/>
          <table:table-cell office:value-type="float" office:value="30.11" calcext:value-type="float">
            <text:p>30.11</text:p>
          </table:table-cell>
          <table:table-cell office:value-type="float" office:value="29.72" calcext:value-type="float">
            <text:p>29.72</text:p>
          </table:table-cell>
          <table:table-cell table:formula="of:=([.B6]-[.B$11])^2" office:value-type="float" office:value="0.00902499999999978" calcext:value-type="float">
            <text:p>0.009025</text:p>
          </table:table-cell>
          <table:table-cell table:formula="of:=([.C6]-[.C$11])^2" office:value-type="float" office:value="0.0399999999999997" calcext:value-type="float">
            <text:p>0.04</text:p>
          </table:table-cell>
        </table:table-row>
        <table:table-row table:style-name="ro1">
          <table:table-cell/>
          <table:table-cell office:value-type="float" office:value="29.97" calcext:value-type="float">
            <text:p>29.97</text:p>
          </table:table-cell>
          <table:table-cell office:value-type="float" office:value="29.98" calcext:value-type="float">
            <text:p>29.98</text:p>
          </table:table-cell>
          <table:table-cell table:formula="of:=([.B7]-[.B$11])^2" office:value-type="float" office:value="0.00202500000000015" calcext:value-type="float">
            <text:p>0.002025</text:p>
          </table:table-cell>
          <table:table-cell table:formula="of:=([.C7]-[.C$11])^2" office:value-type="float" office:value="0.00360000000000027" calcext:value-type="float">
            <text:p>0.0036</text:p>
          </table:table-cell>
        </table:table-row>
        <table:table-row table:style-name="ro1">
          <table:table-cell/>
          <table:table-cell office:value-type="float" office:value="30.01" calcext:value-type="float">
            <text:p>30.01</text:p>
          </table:table-cell>
          <table:table-cell office:value-type="float" office:value="30.02" calcext:value-type="float">
            <text:p>30.02</text:p>
          </table:table-cell>
          <table:table-cell table:formula="of:=([.B8]-[.B$11])^2" office:value-type="float" office:value="0.0000249999999999901" calcext:value-type="float">
            <text:p>0.000025</text:p>
          </table:table-cell>
          <table:table-cell table:formula="of:=([.C8]-[.C$11])^2" office:value-type="float" office:value="0.0100000000000003" calcext:value-type="float">
            <text:p>0.01</text:p>
          </table:table-cell>
        </table:table-row>
        <table:table-row table:style-name="ro1">
          <table:table-cell/>
          <table:table-cell office:value-type="float" office:value="29.99" calcext:value-type="float">
            <text:p>29.99</text:p>
          </table:table-cell>
          <table:table-cell office:value-type="float" office:value="29.98" calcext:value-type="float">
            <text:p>29.98</text:p>
          </table:table-cell>
          <table:table-cell table:formula="of:=([.B9]-[.B$11])^2" office:value-type="float" office:value="0.000625000000000107" calcext:value-type="float">
            <text:p>0.000625</text:p>
          </table:table-cell>
          <table:table-cell table:formula="of:=([.C9]-[.C$11])^2" office:value-type="float" office:value="0.00360000000000027" calcext:value-type="float">
            <text:p>0.0036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4:.B9])" office:value-type="float" office:value="30.015" calcext:value-type="float">
            <text:p>30.015</text:p>
          </table:table-cell>
          <table:table-cell table:formula="of:=AVERAGE([.C4:.C9])" office:value-type="float" office:value="29.92" calcext:value-type="float">
            <text:p>29.92</text:p>
          </table:table-cell>
          <table:table-cell table:formula="of:=SUM([.D4:.D9])/([.B10]-1)" office:value-type="float" office:value="0.00247000000000003" calcext:value-type="float">
            <text:p>0.00247</text:p>
          </table:table-cell>
          <table:table-cell table:formula="of:=SUM([.E4:.E9])/([.C10]-1)" office:value-type="float" office:value="0.0116400000000001" calcext:value-type="float">
            <text:p>0.01164</text:p>
          </table:table-cell>
        </table:table-row>
        <table:table-row table:style-name="ro1">
          <table:table-cell office:value-type="string" calcext:value-type="string">
            <text:p>variance</text:p>
          </table:table-cell>
          <table:table-cell table:formula="of:=VAR([.B4:.B9])" office:value-type="float" office:value="0.00247000000000003" calcext:value-type="float">
            <text:p>0.00247</text:p>
          </table:table-cell>
          <table:table-cell table:formula="of:=VAR([.C4:.C9])" office:value-type="float" office:value="0.0116400000000001" calcext:value-type="float">
            <text:p>0.011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ev</text:p>
          </table:table-cell>
          <table:table-cell table:style-name="ce1" table:formula="of:=STDEV([.B4:.B9])" office:value-type="float" office:value="0.049699094559157" calcext:value-type="float">
            <text:p>0.04970</text:p>
          </table:table-cell>
          <table:table-cell table:style-name="ce1" table:formula="of:=STDEV([.C4:.C9])" office:value-type="float" office:value="0.10788883167409" calcext:value-type="float">
            <text:p>0.107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variance mod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v</text:p>
          </table:table-cell>
          <table:table-cell table:formula="of:=[.B11]-[.C11]" office:value-type="float" office:value="0.0950000000000024" calcext:value-type="float">
            <text:p>0.0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f</text:p>
          </table:table-cell>
          <table:table-cell table:style-name="ce2" table:formula="of:=SQRT(1/[.B10] + 1/[.C10])" office:value-type="float" office:value="0.577350269189626" calcext:value-type="float">
            <text:p>0.5773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gma</text:p>
          </table:table-cell>
          <table:table-cell table:style-name="ce2" table:formula="of:=SQRT(([.B12]*([.B10]-1) + [.C12]*([.C10]-1))/([.B10]+[.C10]-2))" office:value-type="float" office:value="0.0839940474081352" calcext:value-type="float">
            <text:p>0.0839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tat</text:p>
          </table:table-cell>
          <table:table-cell table:style-name="ce3" table:formula="of:=[.B15]/([.B16]*[.B17])" office:value-type="float" office:value="1.95900580810814" calcext:value-type="float">
            <text:p>1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 (tails)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ype 1 paired 2 unpaired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 value</text:p>
          </table:table-cell>
          <table:table-cell table:formula="of:=COM.MICROSOFT.T.TEST([.B4:.B9];[.C4:.C9];[.B19];[.B20])" office:value-type="float" office:value="0.0785657738578935" calcext:value-type="float">
            <text:p>0.078565773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9" loext:min-decimal-places="9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2-14T16:54:29.098989099</meta:creation-date>
    <dc:date>2024-12-14T18:07:01.384529865</dc:date>
    <meta:editing-duration>PT41M14S</meta:editing-duration>
    <meta:editing-cycles>9</meta:editing-cycles>
    <meta:generator>LibreOffice/5.1.6.2$Linux_X86_64 LibreOffice_project/07ac168c60a517dba0f0d7bc7540f5afa45f0909</meta:generator>
    <meta:document-statistic meta:table-count="1" meta:cell-count="57" meta:object-count="0"/>
  </office:meta>
</office:document-meta>
</file>